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78cm"/>
    </style:style>
    <style:style style:name="co7" style:family="table-column">
      <style:table-column-properties fo:break-before="auto" style:column-width="6.701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3.161cm"/>
    </style:style>
    <style:style style:name="co10" style:family="table-column">
      <style:table-column-properties fo:break-before="auto" style:column-width="3.2cm"/>
    </style:style>
    <style:style style:name="co11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Unbenannt 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Temperature</text:p>
          </table:table-cell>
          <table:table-cell table:style-name="ce2" office:value-type="string" calcext:value-type="string">
            <text:p>ADC value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v. Delta of five</text:p>
          </table:table-cell>
          <table:table-cell table:style-name="ce1"/>
          <table:table-cell table:style-name="ce1" office:value-type="string" calcext:value-type="string">
            <text:p>0x10000 - ADC value</text:p>
          </table:table-cell>
          <table:table-cell table:style-name="ce1" office:value-type="string" calcext:value-type="string">
            <text:p>Temperature calculated by formular</text:p>
          </table:table-cell>
          <table:table-cell table:style-name="ce1" office:value-type="string" calcext:value-type="string">
            <text:p>Deviation</text:p>
          </table:table-cell>
          <table:table-cell table:style-name="ce4" office:value-type="string" calcext:value-type="string">
            <text:p>Av. Delta of five</text:p>
          </table:table-cell>
          <table:table-cell table:style-name="ce1"/>
          <table:table-cell table:style-name="ce1" office:value-type="string" calcext:value-type="string">
            <text:p>Quotient Linear</text:p>
          </table:table-cell>
          <table:table-cell table:style-name="ce1" office:value-type="string" calcext:value-type="string">
            <text:p>Quotient Square</text:p>
          </table:table-cell>
          <table:table-cell table:style-name="ce1" office:value-type="string" calcext:value-type="string">
            <text:p>Offset</text:p>
          </table:table-cell>
          <table:table-cell table:style-name="ce1"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000" calcext:value-type="float">
            <text:p>65000</text:p>
          </table:table-cell>
          <table:table-cell table:formula="of:=[.B2]-[.B3]" office:value-type="float" office:value="600" calcext:value-type="float">
            <text:p>600</text:p>
          </table:table-cell>
          <table:table-cell table:number-columns-repeated="2"/>
          <table:table-cell table:formula="of:=65536-[.B2]" office:value-type="float" office:value="536" calcext:value-type="float">
            <text:p>536</text:p>
          </table:table-cell>
          <table:table-cell table:formula="of:= [.M$2]+[.F2]/[.K$2]+[.F2]*[.F2]/[.L$2]" office:value-type="float" office:value="16.9880882004465" calcext:value-type="float">
            <text:p>16.9880882004465</text:p>
          </table:table-cell>
          <table:table-cell table:formula="of:=[.A2]-[.G2]" office:value-type="float" office:value="0.0119117995534594" calcext:value-type="float">
            <text:p>0.01191179955346</text:p>
          </table:table-cell>
          <table:table-cell table:number-columns-repeated="2"/>
          <table:table-cell table:style-name="ce6" office:value-type="float" office:value="1390" calcext:value-type="float">
            <text:p>1390</text:p>
          </table:table-cell>
          <table:table-cell table:style-name="ce6" office:value-type="float" office:value="116000000" calcext:value-type="float">
            <text:p>116000000</text:p>
          </table:table-cell>
          <table:table-cell table:style-name="ce6" office:value-type="float" office:value="16.6" calcext:value-type="float">
            <text:p>16.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400" calcext:value-type="float">
            <text:p>64400</text:p>
          </table:table-cell>
          <table:table-cell table:formula="of:=[.B3]-[.B4]" office:value-type="float" office:value="1800" calcext:value-type="float">
            <text:p>1800</text:p>
          </table:table-cell>
          <table:table-cell table:number-columns-repeated="2"/>
          <table:table-cell table:formula="of:=65536-[.B3]" office:value-type="float" office:value="1136" calcext:value-type="float">
            <text:p>1136</text:p>
          </table:table-cell>
          <table:table-cell table:formula="of:= [.M$2]+[.F3]/[.K$2]+[.F3]*[.F3]/[.L$2]" office:value-type="float" office:value="17.4283911525676" calcext:value-type="float">
            <text:p>17.4283911525676</text:p>
          </table:table-cell>
          <table:table-cell table:formula="of:=[.A3]-[.G3]" office:value-type="float" office:value="0.571608847432398" calcext:value-type="float">
            <text:p>0.57160884743239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600" calcext:value-type="float">
            <text:p>62600</text:p>
          </table:table-cell>
          <table:table-cell table:formula="of:=[.B4]-[.B5]" office:value-type="float" office:value="1400" calcext:value-type="float">
            <text:p>1400</text:p>
          </table:table-cell>
          <table:table-cell table:formula="of:=AVERAGE([.C2:.C6])" office:value-type="float" office:value="1260" calcext:value-type="float">
            <text:p>1260</text:p>
          </table:table-cell>
          <table:table-cell/>
          <table:table-cell table:formula="of:=65536-[.B4]" office:value-type="float" office:value="2936" calcext:value-type="float">
            <text:p>2936</text:p>
          </table:table-cell>
          <table:table-cell table:formula="of:= [.M$2]+[.F4]/[.K$2]+[.F4]*[.F4]/[.L$2]" office:value-type="float" office:value="18.7865413882411" calcext:value-type="float">
            <text:p>18.7865413882411</text:p>
          </table:table-cell>
          <table:table-cell table:formula="of:=[.A4]-[.G4]" office:value-type="float" office:value="0.213458611758867" calcext:value-type="float">
            <text:p>0.213458611758867</text:p>
          </table:table-cell>
          <table:table-cell table:formula="of:=AVERAGE([.H2:.H6])" office:value-type="float" office:value="0.131790385512278" calcext:value-type="float">
            <text:p>0.131790385512278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200" calcext:value-type="float">
            <text:p>61200</text:p>
          </table:table-cell>
          <table:table-cell table:formula="of:=[.B5]-[.B6]" office:value-type="float" office:value="1700" calcext:value-type="float">
            <text:p>1700</text:p>
          </table:table-cell>
          <table:table-cell table:formula="of:=AVERAGE([.C3:.C7])" office:value-type="float" office:value="1380" calcext:value-type="float">
            <text:p>1380</text:p>
          </table:table-cell>
          <table:table-cell/>
          <table:table-cell table:formula="of:=65536-[.B5]" office:value-type="float" office:value="4336" calcext:value-type="float">
            <text:p>4336</text:p>
          </table:table-cell>
          <table:table-cell table:formula="of:= [.M$2]+[.F5]/[.K$2]+[.F5]*[.F5]/[.L$2]" office:value-type="float" office:value="19.8815011500868" calcext:value-type="float">
            <text:p>19.8815011500868</text:p>
          </table:table-cell>
          <table:table-cell table:formula="of:=[.A5]-[.G5]" office:value-type="float" office:value="0.11849884991317" calcext:value-type="float">
            <text:p>0.11849884991317</text:p>
          </table:table-cell>
          <table:table-cell table:formula="of:=AVERAGE([.H3:.H7])" office:value-type="float" office:value="0.1452403929546" calcext:value-type="float">
            <text:p>0.145240392954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500" calcext:value-type="float">
            <text:p>59500</text:p>
          </table:table-cell>
          <table:table-cell table:formula="of:=[.B6]-[.B7]" office:value-type="float" office:value="800" calcext:value-type="float">
            <text:p>800</text:p>
          </table:table-cell>
          <table:table-cell table:formula="of:=AVERAGE([.C4:.C8])" office:value-type="float" office:value="1340" calcext:value-type="float">
            <text:p>1340</text:p>
          </table:table-cell>
          <table:table-cell/>
          <table:table-cell table:formula="of:=65536-[.B6]" office:value-type="float" office:value="6036" calcext:value-type="float">
            <text:p>6036</text:p>
          </table:table-cell>
          <table:table-cell table:formula="of:= [.M$2]+[.F6]/[.K$2]+[.F6]*[.F6]/[.L$2]" office:value-type="float" office:value="21.2565261810965" calcext:value-type="float">
            <text:p>21.2565261810965</text:p>
          </table:table-cell>
          <table:table-cell table:formula="of:=[.A6]-[.G6]" office:value-type="float" office:value="-0.256526181096504" calcext:value-type="float">
            <text:p>-0.256526181096504</text:p>
          </table:table-cell>
          <table:table-cell table:formula="of:=AVERAGE([.H4:.H8])" office:value-type="float" office:value="0.0433194651451231" calcext:value-type="float">
            <text:p>0.04331946514512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700" calcext:value-type="float">
            <text:p>58700</text:p>
          </table:table-cell>
          <table:table-cell table:formula="of:=[.B7]-[.B8]" office:value-type="float" office:value="1200" calcext:value-type="float">
            <text:p>1200</text:p>
          </table:table-cell>
          <table:table-cell table:formula="of:=AVERAGE([.C5:.C9])" office:value-type="float" office:value="1340" calcext:value-type="float">
            <text:p>1340</text:p>
          </table:table-cell>
          <table:table-cell/>
          <table:table-cell table:formula="of:=65536-[.B7]" office:value-type="float" office:value="6836" calcext:value-type="float">
            <text:p>6836</text:p>
          </table:table-cell>
          <table:table-cell table:formula="of:= [.M$2]+[.F7]/[.K$2]+[.F7]*[.F7]/[.L$2]" office:value-type="float" office:value="21.9208381632349" calcext:value-type="float">
            <text:p>21.9208381632349</text:p>
          </table:table-cell>
          <table:table-cell table:formula="of:=[.A7]-[.G7]" office:value-type="float" office:value="0.0791618367650706" calcext:value-type="float">
            <text:p>0.079161836765071</text:p>
          </table:table-cell>
          <table:table-cell table:formula="of:=AVERAGE([.H5:.H9])" office:value-type="float" office:value="-0.0659375876953632" calcext:value-type="float">
            <text:p>-0.06593758769536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500" calcext:value-type="float">
            <text:p>57500</text:p>
          </table:table-cell>
          <table:table-cell table:formula="of:=[.B8]-[.B9]" office:value-type="float" office:value="1600" calcext:value-type="float">
            <text:p>1600</text:p>
          </table:table-cell>
          <table:table-cell table:formula="of:=AVERAGE([.C6:.C10])" office:value-type="float" office:value="1240" calcext:value-type="float">
            <text:p>1240</text:p>
          </table:table-cell>
          <table:table-cell/>
          <table:table-cell table:formula="of:=65536-[.B8]" office:value-type="float" office:value="8036" calcext:value-type="float">
            <text:p>8036</text:p>
          </table:table-cell>
          <table:table-cell table:formula="of:= [.M$2]+[.F8]/[.K$2]+[.F8]*[.F8]/[.L$2]" office:value-type="float" office:value="22.937995791615" calcext:value-type="float">
            <text:p>22.937995791615</text:p>
          </table:table-cell>
          <table:table-cell table:formula="of:=[.A8]-[.G8]" office:value-type="float" office:value="0.0620042083850123" calcext:value-type="float">
            <text:p>0.062004208385012</text:p>
          </table:table-cell>
          <table:table-cell table:formula="of:=AVERAGE([.H6:.H10])" office:value-type="float" office:value="-0.207539468122056" calcext:value-type="float">
            <text:p>-0.207539468122056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900" calcext:value-type="float">
            <text:p>55900</text:p>
          </table:table-cell>
          <table:table-cell table:formula="of:=[.B9]-[.B10]" office:value-type="float" office:value="1400" calcext:value-type="float">
            <text:p>1400</text:p>
          </table:table-cell>
          <table:table-cell table:formula="of:=AVERAGE([.C7:.C11])" office:value-type="float" office:value="1260" calcext:value-type="float">
            <text:p>1260</text:p>
          </table:table-cell>
          <table:table-cell/>
          <table:table-cell table:formula="of:=65536-[.B9]" office:value-type="float" office:value="9636" calcext:value-type="float">
            <text:p>9636</text:p>
          </table:table-cell>
          <table:table-cell table:formula="of:= [.M$2]+[.F9]/[.K$2]+[.F9]*[.F9]/[.L$2]" office:value-type="float" office:value="24.3328266524436" calcext:value-type="float">
            <text:p>24.3328266524436</text:p>
          </table:table-cell>
          <table:table-cell table:formula="of:=[.A9]-[.G9]" office:value-type="float" office:value="-0.332826652443565" calcext:value-type="float">
            <text:p>-0.332826652443565</text:p>
          </table:table-cell>
          <table:table-cell table:formula="of:=AVERAGE([.H7:.H11])" office:value-type="float" office:value="-0.294947178367653" calcext:value-type="float">
            <text:p>-0.294947178367653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500" calcext:value-type="float">
            <text:p>54500</text:p>
          </table:table-cell>
          <table:table-cell table:formula="of:=[.B10]-[.B11]" office:value-type="float" office:value="1200" calcext:value-type="float">
            <text:p>1200</text:p>
          </table:table-cell>
          <table:table-cell table:formula="of:=AVERAGE([.C8:.C12])" office:value-type="float" office:value="1200" calcext:value-type="float">
            <text:p>1200</text:p>
          </table:table-cell>
          <table:table-cell/>
          <table:table-cell table:formula="of:=65536-[.B10]" office:value-type="float" office:value="11036" calcext:value-type="float">
            <text:p>11036</text:p>
          </table:table-cell>
          <table:table-cell table:formula="of:= [.M$2]+[.F10]/[.K$2]+[.F10]*[.F10]/[.L$2]" office:value-type="float" office:value="25.5895105522203" calcext:value-type="float">
            <text:p>25.5895105522203</text:p>
          </table:table-cell>
          <table:table-cell table:formula="of:=[.A10]-[.G10]" office:value-type="float" office:value="-0.589510552220297" calcext:value-type="float">
            <text:p>-0.589510552220297</text:p>
          </table:table-cell>
          <table:table-cell table:formula="of:=AVERAGE([.H8:.H12])" office:value-type="float" office:value="-0.418359239890849" calcext:value-type="float">
            <text:p>-0.41835923989084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300" calcext:value-type="float">
            <text:p>53300</text:p>
          </table:table-cell>
          <table:table-cell table:formula="of:=[.B11]-[.B12]" office:value-type="float" office:value="900" calcext:value-type="float">
            <text:p>900</text:p>
          </table:table-cell>
          <table:table-cell table:formula="of:=AVERAGE([.C9:.C13])" office:value-type="float" office:value="1040" calcext:value-type="float">
            <text:p>1040</text:p>
          </table:table-cell>
          <table:table-cell/>
          <table:table-cell table:formula="of:=65536-[.B11]" office:value-type="float" office:value="12236" calcext:value-type="float">
            <text:p>12236</text:p>
          </table:table-cell>
          <table:table-cell table:formula="of:= [.M$2]+[.F11]/[.K$2]+[.F11]*[.F11]/[.L$2]" office:value-type="float" office:value="26.6935647323245" calcext:value-type="float">
            <text:p>26.6935647323245</text:p>
          </table:table-cell>
          <table:table-cell table:formula="of:=[.A11]-[.G11]" office:value-type="float" office:value="-0.693564732324486" calcext:value-type="float">
            <text:p>-0.693564732324486</text:p>
          </table:table-cell>
          <table:table-cell table:formula="of:=AVERAGE([.H9:.H13])" office:value-type="float" office:value="-0.509999626891592" calcext:value-type="float">
            <text:p>-0.509999626891592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400" calcext:value-type="float">
            <text:p>52400</text:p>
          </table:table-cell>
          <table:table-cell table:formula="of:=[.B12]-[.B13]" office:value-type="float" office:value="900" calcext:value-type="float">
            <text:p>900</text:p>
          </table:table-cell>
          <table:table-cell table:formula="of:=AVERAGE([.C10:.C14])" office:value-type="float" office:value="900" calcext:value-type="float">
            <text:p>900</text:p>
          </table:table-cell>
          <table:table-cell/>
          <table:table-cell table:formula="of:=65536-[.B12]" office:value-type="float" office:value="13136" calcext:value-type="float">
            <text:p>13136</text:p>
          </table:table-cell>
          <table:table-cell table:formula="of:= [.M$2]+[.F12]/[.K$2]+[.F12]*[.F12]/[.L$2]" office:value-type="float" office:value="27.5378984708509" calcext:value-type="float">
            <text:p>27.5378984708509</text:p>
          </table:table-cell>
          <table:table-cell table:formula="of:=[.A12]-[.G12]" office:value-type="float" office:value="-0.537898470850909" calcext:value-type="float">
            <text:p>-0.537898470850909</text:p>
          </table:table-cell>
          <table:table-cell table:formula="of:=AVERAGE([.H10:.H14])" office:value-type="float" office:value="-0.477605203671548" calcext:value-type="float">
            <text:p>-0.477605203671548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500" calcext:value-type="float">
            <text:p>51500</text:p>
          </table:table-cell>
          <table:table-cell table:formula="of:=[.B13]-[.B14]" office:value-type="float" office:value="800" calcext:value-type="float">
            <text:p>800</text:p>
          </table:table-cell>
          <table:table-cell table:formula="of:=AVERAGE([.C11:.C15])" office:value-type="float" office:value="790" calcext:value-type="float">
            <text:p>790</text:p>
          </table:table-cell>
          <table:table-cell/>
          <table:table-cell table:formula="of:=65536-[.B13]" office:value-type="float" office:value="14036" calcext:value-type="float">
            <text:p>14036</text:p>
          </table:table-cell>
          <table:table-cell table:formula="of:= [.M$2]+[.F13]/[.K$2]+[.F13]*[.F13]/[.L$2]" office:value-type="float" office:value="28.3961977266187" calcext:value-type="float">
            <text:p>28.3961977266187</text:p>
          </table:table-cell>
          <table:table-cell table:formula="of:=[.A13]-[.G13]" office:value-type="float" office:value="-0.396197726618706" calcext:value-type="float">
            <text:p>-0.396197726618706</text:p>
          </table:table-cell>
          <table:table-cell table:formula="of:=AVERAGE([.H11:.H15])" office:value-type="float" office:value="-0.331249287025554" calcext:value-type="float">
            <text:p>-0.331249287025554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700" calcext:value-type="float">
            <text:p>50700</text:p>
          </table:table-cell>
          <table:table-cell table:formula="of:=[.B14]-[.B15]" office:value-type="float" office:value="700" calcext:value-type="float">
            <text:p>700</text:p>
          </table:table-cell>
          <table:table-cell table:formula="of:=AVERAGE([.C12:.C16])" office:value-type="float" office:value="782" calcext:value-type="float">
            <text:p>782</text:p>
          </table:table-cell>
          <table:table-cell/>
          <table:table-cell table:formula="of:=65536-[.B14]" office:value-type="float" office:value="14836" calcext:value-type="float">
            <text:p>14836</text:p>
          </table:table-cell>
          <table:table-cell table:formula="of:= [.M$2]+[.F14]/[.K$2]+[.F14]*[.F14]/[.L$2]" office:value-type="float" office:value="29.1708545363433" calcext:value-type="float">
            <text:p>29.1708545363433</text:p>
          </table:table-cell>
          <table:table-cell table:formula="of:=[.A14]-[.G14]" office:value-type="float" office:value="-0.170854536343342" calcext:value-type="float">
            <text:p>-0.170854536343342</text:p>
          </table:table-cell>
          <table:table-cell table:formula="of:=AVERAGE([.H12:.H16])" office:value-type="float" office:value="-0.0931582314562164" calcext:value-type="float">
            <text:p>-0.093158231456216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00" calcext:value-type="float">
            <text:p>50000</text:p>
          </table:table-cell>
          <table:table-cell table:formula="of:=[.B15]-[.B16]" office:value-type="float" office:value="650" calcext:value-type="float">
            <text:p>650</text:p>
          </table:table-cell>
          <table:table-cell table:formula="of:=AVERAGE([.C13:.C17])" office:value-type="float" office:value="804" calcext:value-type="float">
            <text:p>804</text:p>
          </table:table-cell>
          <table:table-cell/>
          <table:table-cell table:formula="of:=65536-[.B15]" office:value-type="float" office:value="15536" calcext:value-type="float">
            <text:p>15536</text:p>
          </table:table-cell>
          <table:table-cell table:formula="of:= [.M$2]+[.F15]/[.K$2]+[.F15]*[.F15]/[.L$2]" office:value-type="float" office:value="29.8577309689903" calcext:value-type="float">
            <text:p>29.8577309689903</text:p>
          </table:table-cell>
          <table:table-cell table:formula="of:=[.A15]-[.G15]" office:value-type="float" office:value="0.142269031009672" calcext:value-type="float">
            <text:p>0.142269031009672</text:p>
          </table:table-cell>
          <table:table-cell table:formula="of:=AVERAGE([.H13:.H17])" office:value-type="float" office:value="0.140783530141402" calcext:value-type="float">
            <text:p>0.140783530141402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350" calcext:value-type="float">
            <text:p>49350</text:p>
          </table:table-cell>
          <table:table-cell table:formula="of:=[.B16]-[.B17]" office:value-type="float" office:value="860" calcext:value-type="float">
            <text:p>860</text:p>
          </table:table-cell>
          <table:table-cell table:formula="of:=AVERAGE([.C14:.C18])" office:value-type="float" office:value="860" calcext:value-type="float">
            <text:p>860</text:p>
          </table:table-cell>
          <table:table-cell/>
          <table:table-cell table:formula="of:=65536-[.B16]" office:value-type="float" office:value="16186" calcext:value-type="float">
            <text:p>16186</text:p>
          </table:table-cell>
          <table:table-cell table:formula="of:= [.M$2]+[.F16]/[.K$2]+[.F16]*[.F16]/[.L$2]" office:value-type="float" office:value="30.5031094544778" calcext:value-type="float">
            <text:p>30.5031094544778</text:p>
          </table:table-cell>
          <table:table-cell table:formula="of:=[.A16]-[.G16]" office:value-type="float" office:value="0.496890545522202" calcext:value-type="float">
            <text:p>0.496890545522202</text:p>
          </table:table-cell>
          <table:table-cell table:formula="of:=AVERAGE([.H14:.H18])" office:value-type="float" office:value="0.339935505333663" calcext:value-type="float">
            <text:p>0.339935505333663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490" calcext:value-type="float">
            <text:p>48490</text:p>
          </table:table-cell>
          <table:table-cell table:formula="of:=[.B17]-[.B18]" office:value-type="float" office:value="1010" calcext:value-type="float">
            <text:p>1010</text:p>
          </table:table-cell>
          <table:table-cell table:formula="of:=AVERAGE([.C15:.C19])" office:value-type="float" office:value="906" calcext:value-type="float">
            <text:p>906</text:p>
          </table:table-cell>
          <table:table-cell/>
          <table:table-cell table:formula="of:=65536-[.B17]" office:value-type="float" office:value="17046" calcext:value-type="float">
            <text:p>17046</text:p>
          </table:table-cell>
          <table:table-cell table:formula="of:= [.M$2]+[.F17]/[.K$2]+[.F17]*[.F17]/[.L$2]" office:value-type="float" office:value="31.3681896628628" calcext:value-type="float">
            <text:p>31.3681896628628</text:p>
          </table:table-cell>
          <table:table-cell table:formula="of:=[.A17]-[.G17]" office:value-type="float" office:value="0.631810337137186" calcext:value-type="float">
            <text:p>0.631810337137186</text:p>
          </table:table-cell>
          <table:table-cell table:formula="of:=AVERAGE([.H15:.H19])" office:value-type="float" office:value="0.469369090052094" calcext:value-type="float">
            <text:p>0.46936909005209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480" calcext:value-type="float">
            <text:p>47480</text:p>
          </table:table-cell>
          <table:table-cell table:formula="of:=[.B18]-[.B19]" office:value-type="float" office:value="1080" calcext:value-type="float">
            <text:p>1080</text:p>
          </table:table-cell>
          <table:table-cell table:formula="of:=AVERAGE([.C16:.C20])" office:value-type="float" office:value="950" calcext:value-type="float">
            <text:p>950</text:p>
          </table:table-cell>
          <table:table-cell/>
          <table:table-cell table:formula="of:=65536-[.B18]" office:value-type="float" office:value="18056" calcext:value-type="float">
            <text:p>18056</text:p>
          </table:table-cell>
          <table:table-cell table:formula="of:= [.M$2]+[.F18]/[.K$2]+[.F18]*[.F18]/[.L$2]" office:value-type="float" office:value="32.4004378506574" calcext:value-type="float">
            <text:p>32.4004378506574</text:p>
          </table:table-cell>
          <table:table-cell table:formula="of:=[.A18]-[.G18]" office:value-type="float" office:value="0.599562149342596" calcext:value-type="float">
            <text:p>0.599562149342596</text:p>
          </table:table-cell>
          <table:table-cell table:formula="of:=AVERAGE([.H16:.H20])" office:value-type="float" office:value="0.539506632349291" calcext:value-type="float">
            <text:p>0.539506632349291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400" calcext:value-type="float">
            <text:p>46400</text:p>
          </table:table-cell>
          <table:table-cell table:formula="of:=[.B19]-[.B20]" office:value-type="float" office:value="930" calcext:value-type="float">
            <text:p>930</text:p>
          </table:table-cell>
          <table:table-cell table:formula="of:=AVERAGE([.C17:.C21])" office:value-type="float" office:value="978" calcext:value-type="float">
            <text:p>978</text:p>
          </table:table-cell>
          <table:table-cell/>
          <table:table-cell table:formula="of:=65536-[.B19]" office:value-type="float" office:value="19136" calcext:value-type="float">
            <text:p>19136</text:p>
          </table:table-cell>
          <table:table-cell table:formula="of:= [.M$2]+[.F19]/[.K$2]+[.F19]*[.F19]/[.L$2]" office:value-type="float" office:value="33.5236866127512" calcext:value-type="float">
            <text:p>33.5236866127512</text:p>
          </table:table-cell>
          <table:table-cell table:formula="of:=[.A19]-[.G19]" office:value-type="float" office:value="0.476313387248815" calcext:value-type="float">
            <text:p>0.476313387248815</text:p>
          </table:table-cell>
          <table:table-cell table:formula="of:=AVERAGE([.H17:.H21])" office:value-type="float" office:value="0.552037015628874" calcext:value-type="float">
            <text:p>0.552037015628874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470" calcext:value-type="float">
            <text:p>45470</text:p>
          </table:table-cell>
          <table:table-cell table:formula="of:=[.B20]-[.B21]" office:value-type="float" office:value="870" calcext:value-type="float">
            <text:p>870</text:p>
          </table:table-cell>
          <table:table-cell table:formula="of:=AVERAGE([.C18:.C22])" office:value-type="float" office:value="976" calcext:value-type="float">
            <text:p>976</text:p>
          </table:table-cell>
          <table:table-cell/>
          <table:table-cell table:formula="of:=65536-[.B20]" office:value-type="float" office:value="20066" calcext:value-type="float">
            <text:p>20066</text:p>
          </table:table-cell>
          <table:table-cell table:formula="of:= [.M$2]+[.F20]/[.K$2]+[.F20]*[.F20]/[.L$2]" office:value-type="float" office:value="34.5070432575043" calcext:value-type="float">
            <text:p>34.5070432575043</text:p>
          </table:table-cell>
          <table:table-cell table:formula="of:=[.A20]-[.G20]" office:value-type="float" office:value="0.492956742495657" calcext:value-type="float">
            <text:p>0.492956742495657</text:p>
          </table:table-cell>
          <table:table-cell table:formula="of:=AVERAGE([.H18:.H22])" office:value-type="float" office:value="0.519781307119818" calcext:value-type="float">
            <text:p>0.519781307119818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600" calcext:value-type="float">
            <text:p>44600</text:p>
          </table:table-cell>
          <table:table-cell table:formula="of:=[.B21]-[.B22]" office:value-type="float" office:value="1000" calcext:value-type="float">
            <text:p>1000</text:p>
          </table:table-cell>
          <table:table-cell table:formula="of:=AVERAGE([.C19:.C23])" office:value-type="float" office:value="936" calcext:value-type="float">
            <text:p>936</text:p>
          </table:table-cell>
          <table:table-cell/>
          <table:table-cell table:formula="of:=65536-[.B21]" office:value-type="float" office:value="20936" calcext:value-type="float">
            <text:p>20936</text:p>
          </table:table-cell>
          <table:table-cell table:formula="of:= [.M$2]+[.F21]/[.K$2]+[.F21]*[.F21]/[.L$2]" office:value-type="float" office:value="35.4404575380799" calcext:value-type="float">
            <text:p>35.4404575380799</text:p>
          </table:table-cell>
          <table:table-cell table:formula="of:=[.A21]-[.G21]" office:value-type="float" office:value="0.559542461920117" calcext:value-type="float">
            <text:p>0.559542461920117</text:p>
          </table:table-cell>
          <table:table-cell table:formula="of:=AVERAGE([.H19:.H23])" office:value-type="float" office:value="0.47272482684197" calcext:value-type="float">
            <text:p>0.47272482684197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600" calcext:value-type="float">
            <text:p>43600</text:p>
          </table:table-cell>
          <table:table-cell table:formula="of:=[.B22]-[.B23]" office:value-type="float" office:value="1000" calcext:value-type="float">
            <text:p>1000</text:p>
          </table:table-cell>
          <table:table-cell table:formula="of:=AVERAGE([.C20:.C24])" office:value-type="float" office:value="914" calcext:value-type="float">
            <text:p>914</text:p>
          </table:table-cell>
          <table:table-cell/>
          <table:table-cell table:formula="of:=65536-[.B22]" office:value-type="float" office:value="21936" calcext:value-type="float">
            <text:p>21936</text:p>
          </table:table-cell>
          <table:table-cell table:formula="of:= [.M$2]+[.F22]/[.K$2]+[.F22]*[.F22]/[.L$2]" office:value-type="float" office:value="36.5294682054081" calcext:value-type="float">
            <text:p>36.5294682054081</text:p>
          </table:table-cell>
          <table:table-cell table:formula="of:=[.A22]-[.G22]" office:value-type="float" office:value="0.470531794591906" calcext:value-type="float">
            <text:p>0.470531794591906</text:p>
          </table:table-cell>
          <table:table-cell table:formula="of:=AVERAGE([.H20:.H24])" office:value-type="float" office:value="0.452765324981391" calcext:value-type="float">
            <text:p>0.452765324981391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600" calcext:value-type="float">
            <text:p>42600</text:p>
          </table:table-cell>
          <table:table-cell table:formula="of:=[.B23]-[.B24]" office:value-type="float" office:value="880" calcext:value-type="float">
            <text:p>880</text:p>
          </table:table-cell>
          <table:table-cell table:formula="of:=AVERAGE([.C21:.C25])" office:value-type="float" office:value="916" calcext:value-type="float">
            <text:p>916</text:p>
          </table:table-cell>
          <table:table-cell/>
          <table:table-cell table:formula="of:=65536-[.B23]" office:value-type="float" office:value="22936" calcext:value-type="float">
            <text:p>22936</text:p>
          </table:table-cell>
          <table:table-cell table:formula="of:= [.M$2]+[.F23]/[.K$2]+[.F23]*[.F23]/[.L$2]" office:value-type="float" office:value="37.6357202520466" calcext:value-type="float">
            <text:p>37.6357202520466</text:p>
          </table:table-cell>
          <table:table-cell table:formula="of:=[.A23]-[.G23]" office:value-type="float" office:value="0.364279747953354" calcext:value-type="float">
            <text:p>0.364279747953354</text:p>
          </table:table-cell>
          <table:table-cell table:formula="of:=AVERAGE([.H21:.H25])" office:value-type="float" office:value="0.442990437112377" calcext:value-type="float">
            <text:p>0.442990437112377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720" calcext:value-type="float">
            <text:p>41720</text:p>
          </table:table-cell>
          <table:table-cell table:formula="of:=[.B24]-[.B25]" office:value-type="float" office:value="820" calcext:value-type="float">
            <text:p>820</text:p>
          </table:table-cell>
          <table:table-cell table:formula="of:=AVERAGE([.C22:.C26])" office:value-type="float" office:value="900" calcext:value-type="float">
            <text:p>900</text:p>
          </table:table-cell>
          <table:table-cell/>
          <table:table-cell table:formula="of:=65536-[.B24]" office:value-type="float" office:value="23816" calcext:value-type="float">
            <text:p>23816</text:p>
          </table:table-cell>
          <table:table-cell table:formula="of:= [.M$2]+[.F24]/[.K$2]+[.F24]*[.F24]/[.L$2]" office:value-type="float" office:value="38.6234841220541" calcext:value-type="float">
            <text:p>38.6234841220541</text:p>
          </table:table-cell>
          <table:table-cell table:formula="of:=[.A24]-[.G24]" office:value-type="float" office:value="0.37651587794592" calcext:value-type="float">
            <text:p>0.37651587794592</text:p>
          </table:table-cell>
          <table:table-cell table:formula="of:=AVERAGE([.H22:.H26])" office:value-type="float" office:value="0.417187010667325" calcext:value-type="float">
            <text:p>0.41718701066732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900" calcext:value-type="float">
            <text:p>40900</text:p>
          </table:table-cell>
          <table:table-cell table:formula="of:=[.B25]-[.B26]" office:value-type="float" office:value="880" calcext:value-type="float">
            <text:p>880</text:p>
          </table:table-cell>
          <table:table-cell table:formula="of:=AVERAGE([.C23:.C27])" office:value-type="float" office:value="910" calcext:value-type="float">
            <text:p>910</text:p>
          </table:table-cell>
          <table:table-cell/>
          <table:table-cell table:formula="of:=65536-[.B25]" office:value-type="float" office:value="24636" calcext:value-type="float">
            <text:p>24636</text:p>
          </table:table-cell>
          <table:table-cell table:formula="of:= [.M$2]+[.F25]/[.K$2]+[.F25]*[.F25]/[.L$2]" office:value-type="float" office:value="39.5559176968494" calcext:value-type="float">
            <text:p>39.5559176968494</text:p>
          </table:table-cell>
          <table:table-cell table:formula="of:=[.A25]-[.G25]" office:value-type="float" office:value="0.444082303150587" calcext:value-type="float">
            <text:p>0.444082303150587</text:p>
          </table:table-cell>
          <table:table-cell table:formula="of:=AVERAGE([.H23:.H27])" office:value-type="float" office:value="0.394404996278837" calcext:value-type="float">
            <text:p>0.394404996278837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020" calcext:value-type="float">
            <text:p>40020</text:p>
          </table:table-cell>
          <table:table-cell table:formula="of:=[.B26]-[.B27]" office:value-type="float" office:value="920" calcext:value-type="float">
            <text:p>920</text:p>
          </table:table-cell>
          <table:table-cell table:formula="of:=AVERAGE([.C24:.C28])" office:value-type="float" office:value="894" calcext:value-type="float">
            <text:p>894</text:p>
          </table:table-cell>
          <table:table-cell/>
          <table:table-cell table:formula="of:=65536-[.B26]" office:value-type="float" office:value="25516" calcext:value-type="float">
            <text:p>25516</text:p>
          </table:table-cell>
          <table:table-cell table:formula="of:= [.M$2]+[.F26]/[.K$2]+[.F26]*[.F26]/[.L$2]" office:value-type="float" office:value="40.5694746703051" calcext:value-type="float">
            <text:p>40.5694746703051</text:p>
          </table:table-cell>
          <table:table-cell table:formula="of:=[.A26]-[.G26]" office:value-type="float" office:value="0.430525329694859" calcext:value-type="float">
            <text:p>0.430525329694859</text:p>
          </table:table-cell>
          <table:table-cell table:formula="of:=AVERAGE([.H24:.H28])" office:value-type="float" office:value="0.344176840734308" calcext:value-type="float">
            <text:p>0.344176840734308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100" calcext:value-type="float">
            <text:p>39100</text:p>
          </table:table-cell>
          <table:table-cell table:formula="of:=[.B27]-[.B28]" office:value-type="float" office:value="1050" calcext:value-type="float">
            <text:p>1050</text:p>
          </table:table-cell>
          <table:table-cell table:formula="of:=AVERAGE([.C25:.C29])" office:value-type="float" office:value="900" calcext:value-type="float">
            <text:p>900</text:p>
          </table:table-cell>
          <table:table-cell/>
          <table:table-cell table:formula="of:=65536-[.B27]" office:value-type="float" office:value="26436" calcext:value-type="float">
            <text:p>26436</text:p>
          </table:table-cell>
          <table:table-cell table:formula="of:= [.M$2]+[.F27]/[.K$2]+[.F27]*[.F27]/[.L$2]" office:value-type="float" office:value="41.6433782773505" calcext:value-type="float">
            <text:p>41.6433782773505</text:p>
          </table:table-cell>
          <table:table-cell table:formula="of:=[.A27]-[.G27]" office:value-type="float" office:value="0.356621722649464" calcext:value-type="float">
            <text:p>0.356621722649464</text:p>
          </table:table-cell>
          <table:table-cell table:formula="of:=AVERAGE([.H25:.H29])" office:value-type="float" office:value="0.299466648970478" calcext:value-type="float">
            <text:p>0.299466648970478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050" calcext:value-type="float">
            <text:p>38050</text:p>
          </table:table-cell>
          <table:table-cell table:formula="of:=[.B28]-[.B29]" office:value-type="float" office:value="800" calcext:value-type="float">
            <text:p>800</text:p>
          </table:table-cell>
          <table:table-cell table:formula="of:=AVERAGE([.C26:.C30])" office:value-type="float" office:value="900" calcext:value-type="float">
            <text:p>900</text:p>
          </table:table-cell>
          <table:table-cell/>
          <table:table-cell table:formula="of:=65536-[.B28]" office:value-type="float" office:value="27486" calcext:value-type="float">
            <text:p>27486</text:p>
          </table:table-cell>
          <table:table-cell table:formula="of:= [.M$2]+[.F28]/[.K$2]+[.F28]*[.F28]/[.L$2]" office:value-type="float" office:value="42.8868610297693" calcext:value-type="float">
            <text:p>42.8868610297693</text:p>
          </table:table-cell>
          <table:table-cell table:formula="of:=[.A28]-[.G28]" office:value-type="float" office:value="0.113138970230708" calcext:value-type="float">
            <text:p>0.113138970230708</text:p>
          </table:table-cell>
          <table:table-cell table:formula="of:=AVERAGE([.H26:.H30])" office:value-type="float" office:value="0.23478808285785" calcext:value-type="float">
            <text:p>0.23478808285785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250" calcext:value-type="float">
            <text:p>37250</text:p>
          </table:table-cell>
          <table:table-cell table:formula="of:=[.B29]-[.B30]" office:value-type="float" office:value="850" calcext:value-type="float">
            <text:p>850</text:p>
          </table:table-cell>
          <table:table-cell table:formula="of:=AVERAGE([.C27:.C31])" office:value-type="float" office:value="890" calcext:value-type="float">
            <text:p>890</text:p>
          </table:table-cell>
          <table:table-cell/>
          <table:table-cell table:formula="of:=65536-[.B29]" office:value-type="float" office:value="28286" calcext:value-type="float">
            <text:p>28286</text:p>
          </table:table-cell>
          <table:table-cell table:formula="of:= [.M$2]+[.F29]/[.K$2]+[.F29]*[.F29]/[.L$2]" office:value-type="float" office:value="43.8470350808732" calcext:value-type="float">
            <text:p>43.8470350808732</text:p>
          </table:table-cell>
          <table:table-cell table:formula="of:=[.A29]-[.G29]" office:value-type="float" office:value="0.152964919126774" calcext:value-type="float">
            <text:p>0.152964919126774</text:p>
          </table:table-cell>
          <table:table-cell table:formula="of:=AVERAGE([.H27:.H31])" office:value-type="float" office:value="0.156454344331429" calcext:value-type="float">
            <text:p>0.156454344331429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400" calcext:value-type="float">
            <text:p>36400</text:p>
          </table:table-cell>
          <table:table-cell table:formula="of:=[.B30]-[.B31]" office:value-type="float" office:value="880" calcext:value-type="float">
            <text:p>880</text:p>
          </table:table-cell>
          <table:table-cell table:formula="of:=AVERAGE([.C28:.C32])" office:value-type="float" office:value="850" calcext:value-type="float">
            <text:p>850</text:p>
          </table:table-cell>
          <table:table-cell/>
          <table:table-cell table:formula="of:=65536-[.B30]" office:value-type="float" office:value="29136" calcext:value-type="float">
            <text:p>29136</text:p>
          </table:table-cell>
          <table:table-cell table:formula="of:= [.M$2]+[.F30]/[.K$2]+[.F30]*[.F30]/[.L$2]" office:value-type="float" office:value="44.8793105274126" calcext:value-type="float">
            <text:p>44.8793105274126</text:p>
          </table:table-cell>
          <table:table-cell table:formula="of:=[.A30]-[.G30]" office:value-type="float" office:value="0.120689472587443" calcext:value-type="float">
            <text:p>0.120689472587443</text:p>
          </table:table-cell>
          <table:table-cell table:formula="of:=AVERAGE([.H28:.H32])" office:value-type="float" office:value="0.0763684710989807" calcext:value-type="float">
            <text:p>0.076368471098981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520" calcext:value-type="float">
            <text:p>35520</text:p>
          </table:table-cell>
          <table:table-cell table:formula="of:=[.B31]-[.B32]" office:value-type="float" office:value="870" calcext:value-type="float">
            <text:p>870</text:p>
          </table:table-cell>
          <table:table-cell table:formula="of:=AVERAGE([.C29:.C33])" office:value-type="float" office:value="860" calcext:value-type="float">
            <text:p>860</text:p>
          </table:table-cell>
          <table:table-cell/>
          <table:table-cell table:formula="of:=65536-[.B31]" office:value-type="float" office:value="30016" calcext:value-type="float">
            <text:p>30016</text:p>
          </table:table-cell>
          <table:table-cell table:formula="of:= [.M$2]+[.F31]/[.K$2]+[.F31]*[.F31]/[.L$2]" office:value-type="float" office:value="45.9611433629372" calcext:value-type="float">
            <text:p>45.9611433629372</text:p>
          </table:table-cell>
          <table:table-cell table:formula="of:=[.A31]-[.G31]" office:value-type="float" office:value="0.0388566370627572" calcext:value-type="float">
            <text:p>0.038856637062757</text:p>
          </table:table-cell>
          <table:table-cell table:formula="of:=AVERAGE([.H29:.H33])" office:value-type="float" office:value="0.0309033693872479" calcext:value-type="float">
            <text:p>0.03090336938724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650" calcext:value-type="float">
            <text:p>34650</text:p>
          </table:table-cell>
          <table:table-cell table:formula="of:=[.B32]-[.B33]" office:value-type="float" office:value="850" calcext:value-type="float">
            <text:p>850</text:p>
          </table:table-cell>
          <table:table-cell table:formula="of:=AVERAGE([.C30:.C34])" office:value-type="float" office:value="860" calcext:value-type="float">
            <text:p>860</text:p>
          </table:table-cell>
          <table:table-cell/>
          <table:table-cell table:formula="of:=65536-[.B32]" office:value-type="float" office:value="30886" calcext:value-type="float">
            <text:p>30886</text:p>
          </table:table-cell>
          <table:table-cell table:formula="of:= [.M$2]+[.F32]/[.K$2]+[.F32]*[.F32]/[.L$2]" office:value-type="float" office:value="47.0438076435128" calcext:value-type="float">
            <text:p>47.0438076435128</text:p>
          </table:table-cell>
          <table:table-cell table:formula="of:=[.A32]-[.G32]" office:value-type="float" office:value="-0.0438076435127783" calcext:value-type="float">
            <text:p>-0.043807643512778</text:p>
          </table:table-cell>
          <table:table-cell table:formula="of:=AVERAGE([.H30:.H34])" office:value-type="float" office:value="-0.0390940803770789" calcext:value-type="float">
            <text:p>-0.039094080377079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800" calcext:value-type="float">
            <text:p>33800</text:p>
          </table:table-cell>
          <table:table-cell table:formula="of:=[.B33]-[.B34]" office:value-type="float" office:value="850" calcext:value-type="float">
            <text:p>850</text:p>
          </table:table-cell>
          <table:table-cell table:formula="of:=AVERAGE([.C31:.C35])" office:value-type="float" office:value="844" calcext:value-type="float">
            <text:p>844</text:p>
          </table:table-cell>
          <table:table-cell/>
          <table:table-cell table:formula="of:=65536-[.B33]" office:value-type="float" office:value="31736" calcext:value-type="float">
            <text:p>31736</text:p>
          </table:table-cell>
          <table:table-cell table:formula="of:= [.M$2]+[.F33]/[.K$2]+[.F33]*[.F33]/[.L$2]" office:value-type="float" office:value="48.114186538328" calcext:value-type="float">
            <text:p>48.114186538328</text:p>
          </table:table-cell>
          <table:table-cell table:formula="of:=[.A33]-[.G33]" office:value-type="float" office:value="-0.114186538327957" calcext:value-type="float">
            <text:p>-0.114186538327957</text:p>
          </table:table-cell>
          <table:table-cell table:formula="of:=AVERAGE([.H31:.H35])" office:value-type="float" office:value="-0.121694978417267" calcext:value-type="float">
            <text:p>-0.121694978417267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950" calcext:value-type="float">
            <text:p>32950</text:p>
          </table:table-cell>
          <table:table-cell table:formula="of:=[.B34]-[.B35]" office:value-type="float" office:value="850" calcext:value-type="float">
            <text:p>850</text:p>
          </table:table-cell>
          <table:table-cell table:formula="of:=AVERAGE([.C32:.C36])" office:value-type="float" office:value="838" calcext:value-type="float">
            <text:p>838</text:p>
          </table:table-cell>
          <table:table-cell/>
          <table:table-cell table:formula="of:=65536-[.B34]" office:value-type="float" office:value="32586" calcext:value-type="float">
            <text:p>32586</text:p>
          </table:table-cell>
          <table:table-cell table:formula="of:= [.M$2]+[.F34]/[.K$2]+[.F34]*[.F34]/[.L$2]" office:value-type="float" office:value="49.1970223296949" calcext:value-type="float">
            <text:p>49.1970223296949</text:p>
          </table:table-cell>
          <table:table-cell table:formula="of:=[.A34]-[.G34]" office:value-type="float" office:value="-0.19702232969486" calcext:value-type="float">
            <text:p>-0.19702232969486</text:p>
          </table:table-cell>
          <table:table-cell table:formula="of:=AVERAGE([.H32:.H36])" office:value-type="float" office:value="-0.196377912676755" calcext:value-type="float">
            <text:p>-0.19637791267675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100" calcext:value-type="float">
            <text:p>32100</text:p>
          </table:table-cell>
          <table:table-cell table:formula="of:=[.B35]-[.B36]" office:value-type="float" office:value="800" calcext:value-type="float">
            <text:p>800</text:p>
          </table:table-cell>
          <table:table-cell table:formula="of:=AVERAGE([.C33:.C37])" office:value-type="float" office:value="840" calcext:value-type="float">
            <text:p>840</text:p>
          </table:table-cell>
          <table:table-cell/>
          <table:table-cell table:formula="of:=65536-[.B35]" office:value-type="float" office:value="33436" calcext:value-type="float">
            <text:p>33436</text:p>
          </table:table-cell>
          <table:table-cell table:formula="of:= [.M$2]+[.F35]/[.K$2]+[.F35]*[.F35]/[.L$2]" office:value-type="float" office:value="50.2923150176135" calcext:value-type="float">
            <text:p>50.2923150176135</text:p>
          </table:table-cell>
          <table:table-cell table:formula="of:=[.A35]-[.G35]" office:value-type="float" office:value="-0.292315017613497" calcext:value-type="float">
            <text:p>-0.292315017613497</text:p>
          </table:table-cell>
          <table:table-cell table:formula="of:=AVERAGE([.H33:.H37])" office:value-type="float" office:value="-0.275774196725376" calcext:value-type="float">
            <text:p>-0.275774196725376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300" calcext:value-type="float">
            <text:p>31300</text:p>
          </table:table-cell>
          <table:table-cell table:formula="of:=[.B36]-[.B37]" office:value-type="float" office:value="840" calcext:value-type="float">
            <text:p>840</text:p>
          </table:table-cell>
          <table:table-cell table:formula="of:=AVERAGE([.C34:.C38])" office:value-type="float" office:value="798" calcext:value-type="float">
            <text:p>798</text:p>
          </table:table-cell>
          <table:table-cell/>
          <table:table-cell table:formula="of:=65536-[.B36]" office:value-type="float" office:value="34236" calcext:value-type="float">
            <text:p>34236</text:p>
          </table:table-cell>
          <table:table-cell table:formula="of:= [.M$2]+[.F36]/[.K$2]+[.F36]*[.F36]/[.L$2]" office:value-type="float" office:value="51.3345580342347" calcext:value-type="float">
            <text:p>51.3345580342347</text:p>
          </table:table-cell>
          <table:table-cell table:formula="of:=[.A36]-[.G36]" office:value-type="float" office:value="-0.334558034234682" calcext:value-type="float">
            <text:p>-0.334558034234682</text:p>
          </table:table-cell>
          <table:table-cell table:formula="of:=AVERAGE([.H34:.H38])" office:value-type="float" office:value="-0.370129364177622" calcext:value-type="float">
            <text:p>-0.370129364177622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460" calcext:value-type="float">
            <text:p>30460</text:p>
          </table:table-cell>
          <table:table-cell table:formula="of:=[.B37]-[.B38]" office:value-type="float" office:value="860" calcext:value-type="float">
            <text:p>860</text:p>
          </table:table-cell>
          <table:table-cell table:formula="of:=AVERAGE([.C35:.C39])" office:value-type="float" office:value="774" calcext:value-type="float">
            <text:p>774</text:p>
          </table:table-cell>
          <table:table-cell/>
          <table:table-cell table:formula="of:=65536-[.B37]" office:value-type="float" office:value="35076" calcext:value-type="float">
            <text:p>35076</text:p>
          </table:table-cell>
          <table:table-cell table:formula="of:= [.M$2]+[.F37]/[.K$2]+[.F37]*[.F37]/[.L$2]" office:value-type="float" office:value="52.4407890637559" calcext:value-type="float">
            <text:p>52.4407890637559</text:p>
          </table:table-cell>
          <table:table-cell table:formula="of:=[.A37]-[.G37]" office:value-type="float" office:value="-0.440789063755886" calcext:value-type="float">
            <text:p>-0.440789063755886</text:p>
          </table:table-cell>
          <table:table-cell table:formula="of:=AVERAGE([.H35:.H39])" office:value-type="float" office:value="-0.42001694567105" calcext:value-type="float">
            <text:p>-0.4200169456710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600" calcext:value-type="float">
            <text:p>29600</text:p>
          </table:table-cell>
          <table:table-cell table:formula="of:=[.B38]-[.B39]" office:value-type="float" office:value="640" calcext:value-type="float">
            <text:p>640</text:p>
          </table:table-cell>
          <table:table-cell table:formula="of:=AVERAGE([.C36:.C40])" office:value-type="float" office:value="760" calcext:value-type="float">
            <text:p>760</text:p>
          </table:table-cell>
          <table:table-cell/>
          <table:table-cell table:formula="of:=65536-[.B38]" office:value-type="float" office:value="35936" calcext:value-type="float">
            <text:p>35936</text:p>
          </table:table-cell>
          <table:table-cell table:formula="of:= [.M$2]+[.F38]/[.K$2]+[.F38]*[.F38]/[.L$2]" office:value-type="float" office:value="53.5859623755892" calcext:value-type="float">
            <text:p>53.5859623755892</text:p>
          </table:table-cell>
          <table:table-cell table:formula="of:=[.A38]-[.G38]" office:value-type="float" office:value="-0.585962375589183" calcext:value-type="float">
            <text:p>-0.585962375589183</text:p>
          </table:table-cell>
          <table:table-cell table:formula="of:=AVERAGE([.H36:.H40])" office:value-type="float" office:value="-0.448871374596874" calcext:value-type="float">
            <text:p>-0.448871374596874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960" calcext:value-type="float">
            <text:p>28960</text:p>
          </table:table-cell>
          <table:table-cell table:formula="of:=[.B39]-[.B40]" office:value-type="float" office:value="730" calcext:value-type="float">
            <text:p>730</text:p>
          </table:table-cell>
          <table:table-cell table:formula="of:=AVERAGE([.C37:.C41])" office:value-type="float" office:value="746" calcext:value-type="float">
            <text:p>746</text:p>
          </table:table-cell>
          <table:table-cell/>
          <table:table-cell table:formula="of:=65536-[.B39]" office:value-type="float" office:value="36576" calcext:value-type="float">
            <text:p>36576</text:p>
          </table:table-cell>
          <table:table-cell table:formula="of:= [.M$2]+[.F39]/[.K$2]+[.F39]*[.F39]/[.L$2]" office:value-type="float" office:value="54.446460237162" calcext:value-type="float">
            <text:p>54.446460237162</text:p>
          </table:table-cell>
          <table:table-cell table:formula="of:=[.A39]-[.G39]" office:value-type="float" office:value="-0.446460237162" calcext:value-type="float">
            <text:p>-0.446460237162</text:p>
          </table:table-cell>
          <table:table-cell table:formula="of:=AVERAGE([.H37:.H41])" office:value-type="float" office:value="-0.469140171421485" calcext:value-type="float">
            <text:p>-0.46914017142148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230" calcext:value-type="float">
            <text:p>28230</text:p>
          </table:table-cell>
          <table:table-cell table:formula="of:=[.B40]-[.B41]" office:value-type="float" office:value="730" calcext:value-type="float">
            <text:p>730</text:p>
          </table:table-cell>
          <table:table-cell table:formula="of:=AVERAGE([.C38:.C42])" office:value-type="float" office:value="720" calcext:value-type="float">
            <text:p>720</text:p>
          </table:table-cell>
          <table:table-cell/>
          <table:table-cell table:formula="of:=65536-[.B40]" office:value-type="float" office:value="37306" calcext:value-type="float">
            <text:p>37306</text:p>
          </table:table-cell>
          <table:table-cell table:formula="of:= [.M$2]+[.F40]/[.K$2]+[.F40]*[.F40]/[.L$2]" office:value-type="float" office:value="55.4365871622426" calcext:value-type="float">
            <text:p>55.4365871622426</text:p>
          </table:table-cell>
          <table:table-cell table:formula="of:=[.A40]-[.G40]" office:value-type="float" office:value="-0.436587162242617" calcext:value-type="float">
            <text:p>-0.436587162242617</text:p>
          </table:table-cell>
          <table:table-cell table:formula="of:=AVERAGE([.H38:.H42])" office:value-type="float" office:value="-0.480968508558674" calcext:value-type="float">
            <text:p>-0.480968508558674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500" calcext:value-type="float">
            <text:p>27500</text:p>
          </table:table-cell>
          <table:table-cell table:formula="of:=[.B41]-[.B42]" office:value-type="float" office:value="770" calcext:value-type="float">
            <text:p>770</text:p>
          </table:table-cell>
          <table:table-cell table:formula="of:=AVERAGE([.C39:.C43])" office:value-type="float" office:value="722" calcext:value-type="float">
            <text:p>722</text:p>
          </table:table-cell>
          <table:table-cell/>
          <table:table-cell table:formula="of:=65536-[.B41]" office:value-type="float" office:value="38036" calcext:value-type="float">
            <text:p>38036</text:p>
          </table:table-cell>
          <table:table-cell table:formula="of:= [.M$2]+[.F41]/[.K$2]+[.F41]*[.F41]/[.L$2]" office:value-type="float" office:value="56.4359020183577" calcext:value-type="float">
            <text:p>56.4359020183577</text:p>
          </table:table-cell>
          <table:table-cell table:formula="of:=[.A41]-[.G41]" office:value-type="float" office:value="-0.435902018357737" calcext:value-type="float">
            <text:p>-0.435902018357737</text:p>
          </table:table-cell>
          <table:table-cell table:formula="of:=AVERAGE([.H39:.H43])" office:value-type="float" office:value="-0.467401016621189" calcext:value-type="float">
            <text:p>-0.467401016621189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730" calcext:value-type="float">
            <text:p>26730</text:p>
          </table:table-cell>
          <table:table-cell table:formula="of:=[.B42]-[.B43]" office:value-type="float" office:value="730" calcext:value-type="float">
            <text:p>730</text:p>
          </table:table-cell>
          <table:table-cell table:formula="of:=AVERAGE([.C40:.C44])" office:value-type="float" office:value="706" calcext:value-type="float">
            <text:p>706</text:p>
          </table:table-cell>
          <table:table-cell/>
          <table:table-cell table:formula="of:=65536-[.B42]" office:value-type="float" office:value="38806" calcext:value-type="float">
            <text:p>38806</text:p>
          </table:table-cell>
          <table:table-cell table:formula="of:= [.M$2]+[.F42]/[.K$2]+[.F42]*[.F42]/[.L$2]" office:value-type="float" office:value="57.4999307494418" calcext:value-type="float">
            <text:p>57.4999307494418</text:p>
          </table:table-cell>
          <table:table-cell table:formula="of:=[.A42]-[.G42]" office:value-type="float" office:value="-0.49993074944183" calcext:value-type="float">
            <text:p>-0.49993074944183</text:p>
          </table:table-cell>
          <table:table-cell table:formula="of:=AVERAGE([.H40:.H44])" office:value-type="float" office:value="-0.464602752914911" calcext:value-type="float">
            <text:p>-0.464602752914911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00" calcext:value-type="float">
            <text:p>26000</text:p>
          </table:table-cell>
          <table:table-cell table:formula="of:=[.B43]-[.B44]" office:value-type="float" office:value="650" calcext:value-type="float">
            <text:p>650</text:p>
          </table:table-cell>
          <table:table-cell table:formula="of:=AVERAGE([.C41:.C45])" office:value-type="float" office:value="650" calcext:value-type="float">
            <text:p>650</text:p>
          </table:table-cell>
          <table:table-cell/>
          <table:table-cell table:formula="of:=65536-[.B43]" office:value-type="float" office:value="39536" calcext:value-type="float">
            <text:p>39536</text:p>
          </table:table-cell>
          <table:table-cell table:formula="of:= [.M$2]+[.F43]/[.K$2]+[.F43]*[.F43]/[.L$2]" office:value-type="float" office:value="58.5181249159018" calcext:value-type="float">
            <text:p>58.5181249159018</text:p>
          </table:table-cell>
          <table:table-cell table:formula="of:=[.A43]-[.G43]" office:value-type="float" office:value="-0.518124915901758" calcext:value-type="float">
            <text:p>-0.518124915901758</text:p>
          </table:table-cell>
          <table:table-cell table:formula="of:=AVERAGE([.H41:.H45])" office:value-type="float" office:value="-0.448104801290005" calcext:value-type="float">
            <text:p>-0.44810480129000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350" calcext:value-type="float">
            <text:p>25350</text:p>
          </table:table-cell>
          <table:table-cell table:formula="of:=[.B44]-[.B45]" office:value-type="float" office:value="650" calcext:value-type="float">
            <text:p>650</text:p>
          </table:table-cell>
          <table:table-cell table:formula="of:=AVERAGE([.C42:.C46])" office:value-type="float" office:value="637" calcext:value-type="float">
            <text:p>637</text:p>
          </table:table-cell>
          <table:table-cell/>
          <table:table-cell table:formula="of:=65536-[.B44]" office:value-type="float" office:value="40186" calcext:value-type="float">
            <text:p>40186</text:p>
          </table:table-cell>
          <table:table-cell table:formula="of:= [.M$2]+[.F44]/[.K$2]+[.F44]*[.F44]/[.L$2]" office:value-type="float" office:value="59.4324689186306" calcext:value-type="float">
            <text:p>59.4324689186306</text:p>
          </table:table-cell>
          <table:table-cell table:formula="of:=[.A44]-[.G44]" office:value-type="float" office:value="-0.432468918630612" calcext:value-type="float">
            <text:p>-0.432468918630612</text:p>
          </table:table-cell>
          <table:table-cell table:formula="of:=AVERAGE([.H42:.H46])" office:value-type="float" office:value="-0.36020742470851" calcext:value-type="float">
            <text:p>-0.3602074247085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700" calcext:value-type="float">
            <text:p>24700</text:p>
          </table:table-cell>
          <table:table-cell table:formula="of:=[.B45]-[.B46]" office:value-type="float" office:value="450" calcext:value-type="float">
            <text:p>450</text:p>
          </table:table-cell>
          <table:table-cell table:formula="of:=AVERAGE([.C43:.C47])" office:value-type="float" office:value="614" calcext:value-type="float">
            <text:p>614</text:p>
          </table:table-cell>
          <table:table-cell/>
          <table:table-cell table:formula="of:=65536-[.B45]" office:value-type="float" office:value="40836" calcext:value-type="float">
            <text:p>40836</text:p>
          </table:table-cell>
          <table:table-cell table:formula="of:= [.M$2]+[.F45]/[.K$2]+[.F45]*[.F45]/[.L$2]" office:value-type="float" office:value="60.3540974041181" calcext:value-type="float">
            <text:p>60.3540974041181</text:p>
          </table:table-cell>
          <table:table-cell table:formula="of:=[.A45]-[.G45]" office:value-type="float" office:value="-0.354097404118086" calcext:value-type="float">
            <text:p>-0.354097404118086</text:p>
          </table:table-cell>
          <table:table-cell table:formula="of:=AVERAGE([.H43:.H47])" office:value-type="float" office:value="-0.262167780141405" calcext:value-type="float">
            <text:p>-0.26216778014140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250" calcext:value-type="float">
            <text:p>24250</text:p>
          </table:table-cell>
          <table:table-cell table:formula="of:=[.B46]-[.B47]" office:value-type="float" office:value="705" calcext:value-type="float">
            <text:p>705</text:p>
          </table:table-cell>
          <table:table-cell table:formula="of:=AVERAGE([.C44:.C48])" office:value-type="float" office:value="624.4" calcext:value-type="float">
            <text:p>624.4</text:p>
          </table:table-cell>
          <table:table-cell/>
          <table:table-cell table:formula="of:=65536-[.B46]" office:value-type="float" office:value="41286" calcext:value-type="float">
            <text:p>41286</text:p>
          </table:table-cell>
          <table:table-cell table:formula="of:= [.M$2]+[.F46]/[.K$2]+[.F46]*[.F46]/[.L$2]" office:value-type="float" office:value="60.9964151354503" calcext:value-type="float">
            <text:p>60.9964151354503</text:p>
          </table:table-cell>
          <table:table-cell table:formula="of:=[.A46]-[.G46]" office:value-type="float" office:value="0.00358486454973672" calcext:value-type="float">
            <text:p>0.003584864549737</text:p>
          </table:table-cell>
          <table:table-cell table:formula="of:=AVERAGE([.H44:.H48])" office:value-type="float" office:value="-0.138680502294717" calcext:value-type="float">
            <text:p>-0.138680502294717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545" calcext:value-type="float">
            <text:p>23545</text:p>
          </table:table-cell>
          <table:table-cell table:formula="of:=[.B47]-[.B48]" office:value-type="float" office:value="615" calcext:value-type="float">
            <text:p>615</text:p>
          </table:table-cell>
          <table:table-cell table:formula="of:=AVERAGE([.C45:.C49])" office:value-type="float" office:value="600" calcext:value-type="float">
            <text:p>600</text:p>
          </table:table-cell>
          <table:table-cell/>
          <table:table-cell table:formula="of:=65536-[.B47]" office:value-type="float" office:value="41991" calcext:value-type="float">
            <text:p>41991</text:p>
          </table:table-cell>
          <table:table-cell table:formula="of:= [.M$2]+[.F47]/[.K$2]+[.F47]*[.F47]/[.L$2]" office:value-type="float" office:value="62.0097325266063" calcext:value-type="float">
            <text:p>62.0097325266063</text:p>
          </table:table-cell>
          <table:table-cell table:formula="of:=[.A47]-[.G47]" office:value-type="float" office:value="-0.00973252660630664" calcext:value-type="float">
            <text:p>-0.009732526606307</text:p>
          </table:table-cell>
          <table:table-cell table:formula="of:=AVERAGE([.H45:.H49])" office:value-type="float" office:value="-0.0373171836641035" calcext:value-type="float">
            <text:p>-0.037317183664104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930" calcext:value-type="float">
            <text:p>22930</text:p>
          </table:table-cell>
          <table:table-cell table:formula="of:=[.B48]-[.B49]" office:value-type="float" office:value="702" calcext:value-type="float">
            <text:p>702</text:p>
          </table:table-cell>
          <table:table-cell table:formula="of:=AVERAGE([.C46:.C50])" office:value-type="float" office:value="616" calcext:value-type="float">
            <text:p>616</text:p>
          </table:table-cell>
          <table:table-cell/>
          <table:table-cell table:formula="of:=65536-[.B48]" office:value-type="float" office:value="42606" calcext:value-type="float">
            <text:p>42606</text:p>
          </table:table-cell>
          <table:table-cell table:formula="of:= [.M$2]+[.F48]/[.K$2]+[.F48]*[.F48]/[.L$2]" office:value-type="float" office:value="62.9006885266683" calcext:value-type="float">
            <text:p>62.9006885266683</text:p>
          </table:table-cell>
          <table:table-cell table:formula="of:=[.A48]-[.G48]" office:value-type="float" office:value="0.0993114733316816" calcext:value-type="float">
            <text:p>0.099311473331682</text:p>
          </table:table-cell>
          <table:table-cell table:formula="of:=AVERAGE([.H46:.H50])" office:value-type="float" office:value="0.0930695193872495" calcext:value-type="float">
            <text:p>0.0930695193872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228" calcext:value-type="float">
            <text:p>22228</text:p>
          </table:table-cell>
          <table:table-cell table:formula="of:=[.B49]-[.B50]" office:value-type="float" office:value="528" calcext:value-type="float">
            <text:p>528</text:p>
          </table:table-cell>
          <table:table-cell table:formula="of:=AVERAGE([.C47:.C51])" office:value-type="float" office:value="603" calcext:value-type="float">
            <text:p>603</text:p>
          </table:table-cell>
          <table:table-cell/>
          <table:table-cell table:formula="of:=65536-[.B49]" office:value-type="float" office:value="43308" calcext:value-type="float">
            <text:p>43308</text:p>
          </table:table-cell>
          <table:table-cell table:formula="of:= [.M$2]+[.F49]/[.K$2]+[.F49]*[.F49]/[.L$2]" office:value-type="float" office:value="63.9256523254775" calcext:value-type="float">
            <text:p>63.9256523254775</text:p>
          </table:table-cell>
          <table:table-cell table:formula="of:=[.A49]-[.G49]" office:value-type="float" office:value="0.0743476745224569" calcext:value-type="float">
            <text:p>0.074347674522457</text:p>
          </table:table-cell>
          <table:table-cell table:formula="of:=AVERAGE([.H47:.H51])" office:value-type="float" office:value="0.195062396588936" calcext:value-type="float">
            <text:p>0.195062396588936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700" calcext:value-type="float">
            <text:p>21700</text:p>
          </table:table-cell>
          <table:table-cell table:formula="of:=[.B50]-[.B51]" office:value-type="float" office:value="530" calcext:value-type="float">
            <text:p>530</text:p>
          </table:table-cell>
          <table:table-cell table:formula="of:=AVERAGE([.C48:.C52])" office:value-type="float" office:value="608" calcext:value-type="float">
            <text:p>608</text:p>
          </table:table-cell>
          <table:table-cell/>
          <table:table-cell table:formula="of:=65536-[.B50]" office:value-type="float" office:value="43836" calcext:value-type="float">
            <text:p>43836</text:p>
          </table:table-cell>
          <table:table-cell table:formula="of:= [.M$2]+[.F50]/[.K$2]+[.F50]*[.F50]/[.L$2]" office:value-type="float" office:value="64.7021638888613" calcext:value-type="float">
            <text:p>64.7021638888613</text:p>
          </table:table-cell>
          <table:table-cell table:formula="of:=[.A50]-[.G50]" office:value-type="float" office:value="0.297836111138679" calcext:value-type="float">
            <text:p>0.297836111138679</text:p>
          </table:table-cell>
          <table:table-cell table:formula="of:=AVERAGE([.H48:.H52])" office:value-type="float" office:value="0.309015041776234" calcext:value-type="float">
            <text:p>0.309015041776234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170" calcext:value-type="float">
            <text:p>21170</text:p>
          </table:table-cell>
          <table:table-cell table:formula="of:=[.B51]-[.B52]" office:value-type="float" office:value="640" calcext:value-type="float">
            <text:p>640</text:p>
          </table:table-cell>
          <table:table-cell table:formula="of:=AVERAGE([.C49:.C53])" office:value-type="float" office:value="589.6" calcext:value-type="float">
            <text:p>589.6</text:p>
          </table:table-cell>
          <table:table-cell/>
          <table:table-cell table:formula="of:=65536-[.B51]" office:value-type="float" office:value="44366" calcext:value-type="float">
            <text:p>44366</text:p>
          </table:table-cell>
          <table:table-cell table:formula="of:= [.M$2]+[.F51]/[.K$2]+[.F51]*[.F51]/[.L$2]" office:value-type="float" office:value="65.4864507494418" calcext:value-type="float">
            <text:p>65.4864507494418</text:p>
          </table:table-cell>
          <table:table-cell table:formula="of:=[.A51]-[.G51]" office:value-type="float" office:value="0.513549250558171" calcext:value-type="float">
            <text:p>0.513549250558171</text:p>
          </table:table-cell>
          <table:table-cell table:formula="of:=AVERAGE([.H49:.H53])" office:value-type="float" office:value="0.409042762937236" calcext:value-type="float">
            <text:p>0.409042762937236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530" calcext:value-type="float">
            <text:p>20530</text:p>
          </table:table-cell>
          <table:table-cell table:formula="of:=[.B52]-[.B53]" office:value-type="float" office:value="640" calcext:value-type="float">
            <text:p>640</text:p>
          </table:table-cell>
          <table:table-cell table:formula="of:=AVERAGE([.C50:.C54])" office:value-type="float" office:value="584" calcext:value-type="float">
            <text:p>584</text:p>
          </table:table-cell>
          <table:table-cell/>
          <table:table-cell table:formula="of:=65536-[.B52]" office:value-type="float" office:value="45006" calcext:value-type="float">
            <text:p>45006</text:p>
          </table:table-cell>
          <table:table-cell table:formula="of:= [.M$2]+[.F52]/[.K$2]+[.F52]*[.F52]/[.L$2]" office:value-type="float" office:value="66.4399693006698" calcext:value-type="float">
            <text:p>66.4399693006698</text:p>
          </table:table-cell>
          <table:table-cell table:formula="of:=[.A52]-[.G52]" office:value-type="float" office:value="0.560030699330184" calcext:value-type="float">
            <text:p>0.560030699330184</text:p>
          </table:table-cell>
          <table:table-cell table:formula="of:=AVERAGE([.H50:.H54])" office:value-type="float" office:value="0.529637907963283" calcext:value-type="float">
            <text:p>0.529637907963283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890" calcext:value-type="float">
            <text:p>19890</text:p>
          </table:table-cell>
          <table:table-cell table:formula="of:=[.B53]-[.B54]" office:value-type="float" office:value="610" calcext:value-type="float">
            <text:p>610</text:p>
          </table:table-cell>
          <table:table-cell table:number-columns-repeated="2"/>
          <table:table-cell table:formula="of:=65536-[.B53]" office:value-type="float" office:value="45646" calcext:value-type="float">
            <text:p>45646</text:p>
          </table:table-cell>
          <table:table-cell table:formula="of:= [.M$2]+[.F53]/[.K$2]+[.F53]*[.F53]/[.L$2]" office:value-type="float" office:value="67.4005499208633" calcext:value-type="float">
            <text:p>67.4005499208633</text:p>
          </table:table-cell>
          <table:table-cell table:formula="of:=[.A53]-[.G53]" office:value-type="float" office:value="0.599450079136687" calcext:value-type="float">
            <text:p>0.599450079136687</text:p>
          </table:table-cell>
          <table:table-cell table:formula="of:=AVERAGE([.H51:.H55])" office:value-type="float" office:value="0.65341016100223" calcext:value-type="float">
            <text:p>0.65341016100223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280" calcext:value-type="float">
            <text:p>19280</text:p>
          </table:table-cell>
          <table:table-cell table:formula="of:=[.B54]-[.B55]" office:value-type="float" office:value="500" calcext:value-type="float">
            <text:p>500</text:p>
          </table:table-cell>
          <table:table-cell table:number-columns-repeated="2"/>
          <table:table-cell table:formula="of:=65536-[.B54]" office:value-type="float" office:value="46256" calcext:value-type="float">
            <text:p>46256</text:p>
          </table:table-cell>
          <table:table-cell table:formula="of:= [.M$2]+[.F54]/[.K$2]+[.F54]*[.F54]/[.L$2]" office:value-type="float" office:value="68.3226766003473" calcext:value-type="float">
            <text:p>68.3226766003473</text:p>
          </table:table-cell>
          <table:table-cell table:formula="of:=[.A54]-[.G54]" office:value-type="float" office:value="0.677323399652693" calcext:value-type="float">
            <text:p>0.677323399652693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780" calcext:value-type="float">
            <text:p>18780</text:p>
          </table:table-cell>
          <table:table-cell table:number-columns-repeated="3"/>
          <table:table-cell table:formula="of:=65536-[.B55]" office:value-type="float" office:value="46756" calcext:value-type="float">
            <text:p>46756</text:p>
          </table:table-cell>
          <table:table-cell table:formula="of:= [.M$2]+[.F55]/[.K$2]+[.F55]*[.F55]/[.L$2]" office:value-type="float" office:value="69.0833026236666" calcext:value-type="float">
            <text:p>69.0833026236666</text:p>
          </table:table-cell>
          <table:table-cell table:formula="of:=[.A55]-[.G55]" office:value-type="float" office:value="0.916697376333417" calcext:value-type="float">
            <text:p>0.916697376333417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6"/>
          <table:table-cell table:style-name="ce5" office:value-type="string" calcext:value-type="string">
            <text:p>Minimize this deviation sum:</text:p>
          </table:table-cell>
          <table:table-cell office:value-type="float" office:value="2.9470027249441" calcext:value-type="float">
            <text:p>2.9470027249441</text:p>
          </table:table-cell>
          <table:table-cell table:formula="of:=SUM([.I4:.I53])" office:value-type="float" office:value="0.993886649776655" calcext:value-type="float">
            <text:p>0.993886649776655</text:p>
          </table:table-cell>
          <table:table-cell table:number-columns-repeated="1013"/>
        </table:table-row>
        <table:table-row table:style-name="ro1" table:number-rows-repeated="104851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8T18:33:57.044537153</dc:date>
    <meta:editing-duration>PT5M28S</meta:editing-duration>
    <meta:editing-cycles>2</meta:editing-cycles>
    <meta:generator>LibreOffice/6.4.7.2$Linux_X86_64 LibreOffice_project/40$Build-2</meta:generator>
    <meta:document-statistic meta:table-count="1" meta:cell-count="439" meta:object-count="0"/>
  </office:meta>
</office:document-meta>
</file>